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5.6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6.7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47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31.77mm"/>
    </style:style>
    <style:style style:name="co15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ce8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COLEX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58751333333333" calcext:value-type="float">
            <text:p>0.4587513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70153" calcext:value-type="float">
            <text:p>0.470153</text:p>
          </table:table-cell>
          <table:table-cell office:value-type="float" office:value="0.44417" calcext:value-type="float">
            <text:p>0.44417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0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2" table:formula="of:=AVERAGE([.C4:.E4])" office:value-type="float" office:value="0.473984333333333" calcext:value-type="float">
            <text:p>0.4739843</text:p>
          </table:table-cell>
          <table:table-cell office:value-type="float" office:value="0.464726" calcext:value-type="float">
            <text:p>0.464726</text:p>
          </table:table-cell>
          <table:table-cell office:value-type="float" office:value="0.445322" calcext:value-type="float">
            <text:p>0.445322</text:p>
          </table:table-cell>
          <table:table-cell office:value-type="float" office:value="0.511905" calcext:value-type="float">
            <text:p>0.511905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5:.E5])" office:value-type="float" office:value="0.424217333333333" calcext:value-type="float">
            <text:p>0.4242173</text:p>
          </table:table-cell>
          <table:table-cell office:value-type="float" office:value="0.481335" calcext:value-type="float">
            <text:p>0.481335</text:p>
          </table:table-cell>
          <table:table-cell office:value-type="float" office:value="0.312613" calcext:value-type="float">
            <text:p>0.312613</text:p>
          </table:table-cell>
          <table:table-cell office:value-type="float" office:value="0.478704" calcext:value-type="float">
            <text:p>0.478704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62972333333333" calcext:value-type="float">
            <text:p>0.4629723</text:p>
          </table:table-cell>
          <table:table-cell office:value-type="float" office:value="0.456011" calcext:value-type="float">
            <text:p>0.456011</text:p>
          </table:table-cell>
          <table:table-cell office:value-type="float" office:value="0.452228" calcext:value-type="float">
            <text:p>0.452228</text:p>
          </table:table-cell>
          <table:table-cell office:value-type="float" office:value="0.480678" calcext:value-type="float">
            <text:p>0.480678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3" table:formula="of:=AVERAGE([.C7:.E7])" office:value-type="float" office:value="0.50074" calcext:value-type="float">
            <text:p>0.50074</text:p>
          </table:table-cell>
          <table:table-cell office:value-type="float" office:value="0.504687" calcext:value-type="float">
            <text:p>0.504687</text:p>
          </table:table-cell>
          <table:table-cell office:value-type="float" office:value="0.499753" calcext:value-type="float">
            <text:p>0.499753</text:p>
          </table:table-cell>
          <table:table-cell office:value-type="float" office:value="0.49778" calcext:value-type="float">
            <text:p>0.49778</text:p>
          </table:table-cell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AVERAGE([.C8:.E8])" office:value-type="float" office:value="0.491202" calcext:value-type="float">
            <text:p>0.491202</text:p>
          </table:table-cell>
          <table:table-cell office:value-type="float" office:value="0.491202" calcext:value-type="float">
            <text:p>0.49120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3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4" table:formula="of:=AVERAGE([.C9:.E9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4" table:formula="of:=AVERAGE([.C10:.E10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table:style-name="ce4" table:formula="of:=AVERAGE([.C11:.E11])" office:value-type="float" office:value="0.509456" calcext:value-type="float">
            <text:p>0.509456</text:p>
          </table:table-cell>
          <table:table-cell office:value-type="float" office:value="0.509456" calcext:value-type="float">
            <text:p>0.509456</text:p>
          </table:table-cell>
          <table:table-cell table:number-columns-repeated="2"/>
          <table:table-cell table:style-name="ce5" office:value-type="string" calcext:value-type="string">
            <text:p>full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9"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20-11-16-10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12:.E12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3:.E13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4:.E1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5:.E15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6:.E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style-name="Default"/>
          <table:table-cell table:formula="of:=AVERAGE([.C17:.E17])" office:value-type="string" office:string-value="" calcext:value-type="error">
            <text:p>#DIV/0!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09:56:27.4450467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14:36:04.239547531</dc:date>
    <meta:editing-duration>PT10H13M2S</meta:editing-duration>
    <meta:editing-cycles>36</meta:editing-cycles>
    <meta:generator>LibreOffice/5.1.6.2$Linux_X86_64 LibreOffice_project/10m0$Build-2</meta:generator>
    <meta:document-statistic meta:table-count="1" meta:cell-count="171" meta:object-count="0"/>
  </office:meta>
</office:document-meta>
</file>